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15cm"/>
    </style:style>
    <style:style style:name="co2" style:family="table-column">
      <style:table-column-properties fo:break-before="auto" style:column-width="3.041cm"/>
    </style:style>
    <style:style style:name="co3" style:family="table-column">
      <style:table-column-properties fo:break-before="auto" style:column-width="3.29cm"/>
    </style:style>
    <style:style style:name="co4" style:family="table-column">
      <style:table-column-properties fo:break-before="auto" style:column-width="3.427cm"/>
    </style:style>
    <style:style style:name="co5" style:family="table-column">
      <style:table-column-properties fo:break-before="auto" style:column-width="2.902cm"/>
    </style:style>
    <style:style style:name="co6" style:family="table-column">
      <style:table-column-properties fo:break-before="auto" style:column-width="3.704cm"/>
    </style:style>
    <style:style style:name="co7" style:family="table-column">
      <style:table-column-properties fo:break-before="auto" style:column-width="3.373cm"/>
    </style:style>
    <style:style style:name="co8" style:family="table-column">
      <style:table-column-properties fo:break-before="auto" style:column-width="3.26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727cm"/>
    </style:style>
    <style:style style:name="co11" style:family="table-column">
      <style:table-column-properties fo:break-before="auto" style:column-width="3.676cm"/>
    </style:style>
    <style:style style:name="co12" style:family="table-column">
      <style:table-column-properties fo:break-before="auto" style:column-width="3.067cm"/>
    </style:style>
    <style:style style:name="co13" style:family="table-column">
      <style:table-column-properties fo:break-before="auto" style:column-width="3.15cm"/>
    </style:style>
    <style:style style:name="co14" style:family="table-column">
      <style:table-column-properties fo:break-before="auto" style:column-width="2.847cm"/>
    </style:style>
    <style:style style:name="co15" style:family="table-column">
      <style:table-column-properties fo:break-before="auto" style:column-width="2.958cm"/>
    </style:style>
    <style:style style:name="co16" style:family="table-column">
      <style:table-column-properties fo:break-before="auto" style:column-width="3.925cm"/>
    </style:style>
    <style:style style:name="co17" style:family="table-column">
      <style:table-column-properties fo:break-before="auto" style:column-width="4.036cm"/>
    </style:style>
    <style:style style:name="co18" style:family="table-column">
      <style:table-column-properties fo:break-before="auto" style:column-width="4.202cm"/>
    </style:style>
    <style:style style:name="co19" style:family="table-column">
      <style:table-column-properties fo:break-before="auto" style:column-width="3.096cm"/>
    </style:style>
    <style:style style:name="co20" style:family="table-column">
      <style:table-column-properties fo:break-before="auto" style:column-width="2.542cm"/>
    </style:style>
    <style:style style:name="co21" style:family="table-column">
      <style:table-column-properties fo:break-before="auto" style:column-width="3.344cm"/>
    </style:style>
    <style:style style:name="co22" style:family="table-column">
      <style:table-column-properties fo:break-before="auto" style:column-width="3.316cm"/>
    </style:style>
    <style:style style:name="co23" style:family="table-column">
      <style:table-column-properties fo:break-before="auto" style:column-width="2.764cm"/>
    </style:style>
    <style:style style:name="co24" style:family="table-column">
      <style:table-column-properties fo:break-before="auto" style:column-width="2.598cm"/>
    </style:style>
    <style:style style:name="co25" style:family="table-column">
      <style:table-column-properties fo:break-before="auto" style:column-width="2.792cm"/>
    </style:style>
    <style:style style:name="co26" style:family="table-column">
      <style:table-column-properties fo:break-before="auto" style:column-width="2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/>
    <style:style style:name="ce2" style:family="table-cell" style:parent-style-name="Default" style:data-style-name="N60"/>
    <style:style style:name="T1" style:family="text">
      <style:text-properties fo:font-weight="bold"/>
    </style:style>
  </office:automatic-styles>
  <office:body>
    <office:spreadsheet>
      <table:calculation-settings table:precision-as-shown="true"/>
      <table:table table:name="Pergunta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_Primario(V)</text:p>
          </table:table-cell>
          <table:table-cell office:value-type="string" calcext:value-type="string">
            <text:p>e_U_primario(V)</text:p>
          </table:table-cell>
          <table:table-cell office:value-type="string" calcext:value-type="string">
            <text:p>U_espiras(mV)</text:p>
          </table:table-cell>
          <table:table-cell office:value-type="string" calcext:value-type="string">
            <text:p>e_U_espiras(mV)</text:p>
          </table:table-cell>
          <table:table-cell office:value-type="string" calcext:value-type="string">
            <text:p>U_secundario(V)</text:p>
          </table:table-cell>
          <table:table-cell office:value-type="string" calcext:value-type="string">
            <text:p>e_U_secundario (V)</text:p>
          </table:table-cell>
          <table:table-cell table:number-columns-repeated="2"/>
        </table:table-row>
        <table:table-row table:style-name="ro1">
          <table:table-cell office:value-type="float" office:value="15.03" calcext:value-type="float">
            <text:p>15.03</text:p>
          </table:table-cell>
          <table:table-cell office:value-type="float" office:value="0.03" calcext:value-type="float">
            <text:p>0.03</text:p>
          </table:table-cell>
          <table:table-cell office:value-type="float" office:value="120.5" calcext:value-type="float">
            <text:p>120.5</text:p>
          </table:table-cell>
          <table:table-cell office:value-type="float" office:value="0.2" calcext:value-type="float">
            <text:p>0.2</text:p>
          </table:table-cell>
          <table:table-cell office:value-type="float" office:value="1.723" calcext:value-type="float">
            <text:p>1.723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office:value-type="float" office:value="30.57" calcext:value-type="float">
            <text:p>30.57</text:p>
          </table:table-cell>
          <table:table-cell office:value-type="float" office:value="0.04" calcext:value-type="float">
            <text:p>0.04</text:p>
          </table:table-cell>
          <table:table-cell office:value-type="float" office:value="246.3" calcext:value-type="float">
            <text:p>246.3</text:p>
          </table:table-cell>
          <table:table-cell office:value-type="float" office:value="0.2" calcext:value-type="float">
            <text:p>0.2</text:p>
          </table:table-cell>
          <table:table-cell office:value-type="float" office:value="3.54" calcext:value-type="float">
            <text:p>3.54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office:value-type="float" office:value="45.01" calcext:value-type="float">
            <text:p>45.01</text:p>
          </table:table-cell>
          <table:table-cell office:value-type="float" office:value="0.04" calcext:value-type="float">
            <text:p>0.04</text:p>
          </table:table-cell>
          <table:table-cell office:value-type="float" office:value="361.5" calcext:value-type="float">
            <text:p>361.5</text:p>
          </table:table-cell>
          <table:table-cell office:value-type="float" office:value="0.3" calcext:value-type="float">
            <text:p>0.3</text:p>
          </table:table-cell>
          <table:table-cell office:value-type="float" office:value="5.195" calcext:value-type="float">
            <text:p>5.195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float" office:value="0.05" calcext:value-type="float">
            <text:p>0.05</text:p>
          </table:table-cell>
          <table:table-cell office:value-type="float" office:value="486" calcext:value-type="float">
            <text:p>486</text:p>
          </table:table-cell>
          <table:table-cell office:value-type="float" office:value="0.5" calcext:value-type="float">
            <text:p>0.5</text:p>
          </table:table-cell>
          <table:table-cell office:value-type="float" office:value="6.96" calcext:value-type="float">
            <text:p>6.96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75.26" calcext:value-type="float">
            <text:p>75.26</text:p>
          </table:table-cell>
          <table:table-cell office:value-type="float" office:value="0.02" calcext:value-type="float">
            <text:p>0.02</text:p>
          </table:table-cell>
          <table:table-cell office:value-type="float" office:value="602.5" calcext:value-type="float">
            <text:p>602.5</text:p>
          </table:table-cell>
          <table:table-cell office:value-type="float" office:value="0.7" calcext:value-type="float">
            <text:p>0.7</text:p>
          </table:table-cell>
          <table:table-cell office:value-type="float" office:value="8.65" calcext:value-type="float">
            <text:p>8.65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0.08" calcext:value-type="float">
            <text:p>0.08</text:p>
          </table:table-cell>
          <table:table-cell office:value-type="float" office:value="726" calcext:value-type="float">
            <text:p>726</text:p>
          </table:table-cell>
          <table:table-cell office:value-type="float" office:value="0.8" calcext:value-type="float">
            <text:p>0.8</text:p>
          </table:table-cell>
          <table:table-cell office:value-type="float" office:value="10.45" calcext:value-type="float">
            <text:p>10.45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0.3" calcext:value-type="float">
            <text:p>0.3</text:p>
          </table:table-cell>
          <table:table-cell office:value-type="float" office:value="848.3" calcext:value-type="float">
            <text:p>848.3</text:p>
          </table:table-cell>
          <table:table-cell office:value-type="float" office:value="0.5" calcext:value-type="float">
            <text:p>0.5</text:p>
          </table:table-cell>
          <table:table-cell office:value-type="float" office:value="12.17" calcext:value-type="float">
            <text:p>12.17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0.1" calcext:value-type="float">
            <text:p>0.1</text:p>
          </table:table-cell>
          <table:table-cell office:value-type="float" office:value="971" calcext:value-type="float">
            <text:p>971</text:p>
          </table:table-cell>
          <table:table-cell office:value-type="float" office:value="0.6" calcext:value-type="float">
            <text:p>0.6</text:p>
          </table:table-cell>
          <table:table-cell office:value-type="float" office:value="13.94" calcext:value-type="float">
            <text:p>13.94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" calcext:value-type="float">
            <text:p>0.1</text:p>
          </table:table-cell>
          <table:table-cell office:value-type="float" office:value="1084" calcext:value-type="float">
            <text:p>1084</text:p>
          </table:table-cell>
          <table:table-cell office:value-type="float" office:value="2" calcext:value-type="float">
            <text:p>2</text:p>
          </table:table-cell>
          <table:table-cell office:value-type="float" office:value="15.62" calcext:value-type="float">
            <text:p>15.62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149.8" calcext:value-type="float">
            <text:p>149.8</text:p>
          </table:table-cell>
          <table:table-cell office:value-type="float" office:value="0.2" calcext:value-type="float">
            <text:p>0.2</text:p>
          </table:table-cell>
          <table:table-cell office:value-type="float" office:value="1203" calcext:value-type="float">
            <text:p>1203</text:p>
          </table:table-cell>
          <table:table-cell office:value-type="float" office:value="3" calcext:value-type="float">
            <text:p>3</text:p>
          </table:table-cell>
          <table:table-cell office:value-type="float" office:value="17.34" calcext:value-type="float">
            <text:p>17.34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elação v5/vp</text:p>
          </table:table-cell>
          <table:table-cell office:value-type="string" calcext:value-type="string">
            <text:p>e_relação</text:p>
          </table:table-cell>
          <table:table-cell office:value-type="string" calcext:value-type="string">
            <text:p>Espiras primário</text:p>
          </table:table-cell>
          <table:table-cell office:value-type="string" calcext:value-type="string">
            <text:p>e_espiras primario</text:p>
          </table:table-cell>
          <table:table-cell/>
          <table:table-cell office:value-type="float" office:value="1.723" calcext:value-type="float">
            <text:p>1.723</text:p>
          </table:table-cell>
          <table:table-cell office:value-type="float" office:value="15.03" calcext:value-type="float">
            <text:p>15.0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1" office:value-type="float" office:value="0.00803789" calcext:value-type="float">
            <text:p>0.00804</text:p>
          </table:table-cell>
          <table:table-cell table:style-name="ce1" office:value-type="float" office:value="0.00001481" calcext:value-type="float">
            <text:p>0.00001</text:p>
          </table:table-cell>
          <table:table-cell table:style-name="ce1" table:formula="of:=5/[.A16]" office:value-type="float" office:value="621.89055" calcext:value-type="float">
            <text:p>621.89055</text:p>
          </table:table-cell>
          <table:table-cell table:style-name="ce1" table:formula="of:=5*[.B16]/([.A16]^2)*[.A16]" office:value-type="float" office:value="0.00622" calcext:value-type="float">
            <text:p>0.00622</text:p>
          </table:table-cell>
          <table:table-cell/>
          <table:table-cell office:value-type="float" office:value="3.54" calcext:value-type="float">
            <text:p>3.54</text:p>
          </table:table-cell>
          <table:table-cell office:value-type="float" office:value="30.57" calcext:value-type="float">
            <text:p>30.5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1" office:value-type="string" calcext:value-type="string">
            <text:p>Relação v5/vs</text:p>
          </table:table-cell>
          <table:table-cell table:style-name="ce1" office:value-type="string" calcext:value-type="string">
            <text:p>e_relação v5/vs</text:p>
          </table:table-cell>
          <table:table-cell table:style-name="ce1" office:value-type="string" calcext:value-type="string">
            <text:p>Espiras secundário</text:p>
          </table:table-cell>
          <table:table-cell table:style-name="ce1" office:value-type="string" calcext:value-type="string">
            <text:p>e_espiras sec</text:p>
          </table:table-cell>
          <table:table-cell/>
          <table:table-cell office:value-type="float" office:value="5.195" calcext:value-type="float">
            <text:p>5.195</text:p>
          </table:table-cell>
          <table:table-cell office:value-type="float" office:value="45.01" calcext:value-type="float">
            <text:p>45.0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1" office:value-type="float" office:value="0.0693911" calcext:value-type="float">
            <text:p>0.06939</text:p>
          </table:table-cell>
          <table:table-cell table:style-name="ce1" office:value-type="float" office:value="0.00009928" calcext:value-type="float">
            <text:p>0.00010</text:p>
          </table:table-cell>
          <table:table-cell table:style-name="ce1" table:formula="of:=5/[.A18]" office:value-type="float" office:value="72.05649" calcext:value-type="float">
            <text:p>72.05649</text:p>
          </table:table-cell>
          <table:table-cell table:style-name="ce1" table:formula="of:=5*[.B18]/([.A18]^2)*[.A18]" office:value-type="float" office:value="0.00721" calcext:value-type="float">
            <text:p>0.00721</text:p>
          </table:table-cell>
          <table:table-cell/>
          <table:table-cell office:value-type="float" office:value="6.96" calcext:value-type="float">
            <text:p>6.96</text:p>
          </table:table-cell>
          <table:table-cell office:value-type="float" office:value="60.16" calcext:value-type="float">
            <text:p>60.1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5"/>
          <table:table-cell office:value-type="float" office:value="8.65" calcext:value-type="float">
            <text:p>8.65</text:p>
          </table:table-cell>
          <table:table-cell office:value-type="float" office:value="75.26" calcext:value-type="float">
            <text:p>75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JUSTE LINEAR</text:p>
          </table:table-cell>
          <table:covered-table-cell/>
          <table:table-cell office:value-type="string" calcext:value-type="string" table:number-columns-spanned="2" table:number-rows-spanned="1">
            <text:p>UTILIZANDO O NUMERO DE ESPIRAS</text:p>
          </table:table-cell>
          <table:covered-table-cell/>
          <table:table-cell/>
          <table:table-cell office:value-type="float" office:value="10.45" calcext:value-type="float">
            <text:p>10.45</text:p>
          </table:table-cell>
          <table:table-cell office:value-type="float" office:value="90.4" calcext:value-type="float">
            <text:p>90.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Relação vp/vs</text:p>
          </table:table-cell>
          <table:table-cell office:value-type="string" calcext:value-type="string">
            <text:p>e_relacao</text:p>
          </table:table-cell>
          <table:table-cell office:value-type="string" calcext:value-type="string">
            <text:p>Relação vp/vs</text:p>
          </table:table-cell>
          <table:table-cell office:value-type="string" calcext:value-type="string">
            <text:p>e_relacao</text:p>
          </table:table-cell>
          <table:table-cell/>
          <table:table-cell office:value-type="float" office:value="12.17" calcext:value-type="float">
            <text:p>12.17</text:p>
          </table:table-cell>
          <table:table-cell office:value-type="float" office:value="105.1" calcext:value-type="float">
            <text:p>105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.63289" calcext:value-type="float">
            <text:p>8.63289</text:p>
          </table:table-cell>
          <table:table-cell office:value-type="float" office:value="0.01075" calcext:value-type="float">
            <text:p>0.01075</text:p>
          </table:table-cell>
          <table:table-cell table:formula="of:=[.C16]/[.C18]" office:value-type="float" office:value="8.63059732718038" calcext:value-type="float">
            <text:p>8.6305973272</text:p>
          </table:table-cell>
          <table:table-cell table:formula="of:=SQRT(([.D16]/[.C18])^2+([.C16]*[.D18]/[.C18]^2)^2)" office:value-type="float" office:value="0.000867884365506109" calcext:value-type="float">
            <text:p>0.0008678844</text:p>
          </table:table-cell>
          <table:table-cell/>
          <table:table-cell office:value-type="float" office:value="13.94" calcext:value-type="float">
            <text:p>13.94</text:p>
          </table:table-cell>
          <table:table-cell office:value-type="float" office:value="120.5" calcext:value-type="float">
            <text:p>120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/>
          <table:table-cell office:value-type="float" office:value="15.62" calcext:value-type="float">
            <text:p>15.62</text:p>
          </table:table-cell>
          <table:table-cell office:value-type="float" office:value="135" calcext:value-type="float">
            <text:p>13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/>
          <table:table-cell office:value-type="float" office:value="17.34" calcext:value-type="float">
            <text:p>17.34</text:p>
          </table:table-cell>
          <table:table-cell office:value-type="float" office:value="149.8" calcext:value-type="float">
            <text:p>149.8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Pergunta 2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+Bsaturacao(V)</text:p>
          </table:table-cell>
          <table:table-cell office:value-type="float" office:value="1.44" calcext:value-type="float">
            <text:p>1.44</text:p>
          </table:table-cell>
          <table:table-cell table:number-columns-repeated="3"/>
          <table:table-cell table:formula="of:=[.$B$22]*[.$B$23]*[.B2]/([.$A$29]*[.$B$32])" office:value-type="float" office:value="2.97607157633681" calcext:value-type="float">
            <text:p>2.976071576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+Bsaturacao(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3]/([.$A$29]*[.$B$32])" office:value-type="float" office:value="0.0413343274491224" calcext:value-type="float">
            <text:p>0.041334327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Bsaturacao(V)</text:p>
          </table:table-cell>
          <table:table-cell office:value-type="float" office:value="-1.42" calcext:value-type="float">
            <text:p>-1.42</text:p>
          </table:table-cell>
          <table:table-cell table:number-columns-repeated="3"/>
          <table:table-cell table:formula="of:=[.$B$22]*[.$B$23]*[.B4]/([.$A$29]*[.$B$32])" office:value-type="float" office:value="-2.93473724888769" calcext:value-type="float">
            <text:p>-2.9347372489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-Bsaturacao(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5]/([.$A$29]*[.$B$32])" office:value-type="float" office:value="0.0413343274491224" calcext:value-type="float">
            <text:p>0.041334327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Hcoercivo(ms)</text:p>
          </table:table-cell>
          <table:table-cell office:value-type="float" office:value="21.8" calcext:value-type="float">
            <text:p>21.8</text:p>
          </table:table-cell>
          <table:table-cell table:formula="of:=[.B6]*0.02" office:value-type="float" office:value="0.436" calcext:value-type="float">
            <text:p>0.436</text:p>
          </table:table-cell>
          <table:table-cell office:value-type="string" calcext:value-type="string">
            <text:p>V</text:p>
          </table:table-cell>
          <table:table-cell table:formula="of:=[.$A$27]*[.C6]/([.$B$21]*[.$A$32])" office:value-type="float" office:value="128.504398009479" calcext:value-type="float">
            <text:p>128.5043980095</text:p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+Hcoercivo(ms)</text:p>
          </table:table-cell>
          <table:table-cell office:value-type="float" office:value="0.2" calcext:value-type="float">
            <text:p>0.2</text:p>
          </table:table-cell>
          <table:table-cell table:formula="of:=[.B7]*0.02" office:value-type="float" office:value="0.004" calcext:value-type="float">
            <text:p>0.004</text:p>
          </table:table-cell>
          <table:table-cell office:value-type="string" calcext:value-type="string">
            <text:p>V</text:p>
          </table:table-cell>
          <table:table-cell table:formula="of:=[.$A$27]*[.C7]/([.$B$21]*[.$A$32])" office:value-type="float" office:value="1.17893943127962" calcext:value-type="float">
            <text:p>1.1789394313</text:p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Hcoercivo<text:span text:style-name="T1">(</text:span>ms<text:span text:style-name="T1">)</text:span></text:p>
          </table:table-cell>
          <table:table-cell office:value-type="float" office:value="-22.8" calcext:value-type="float">
            <text:p>-22.8</text:p>
          </table:table-cell>
          <table:table-cell table:formula="of:=[.B8]*0.02" office:value-type="float" office:value="-0.456" calcext:value-type="float">
            <text:p>-0.456</text:p>
          </table:table-cell>
          <table:table-cell office:value-type="string" calcext:value-type="string">
            <text:p>V</text:p>
          </table:table-cell>
          <table:table-cell table:formula="of:=[.$A$27]*[.C8]/([.$B$21]*[.$A$32])" office:value-type="float" office:value="-134.399095165877" calcext:value-type="float">
            <text:p>-134.3990951659</text:p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-Hcoercivo(ms)</text:p>
          </table:table-cell>
          <table:table-cell office:value-type="float" office:value="0.2" calcext:value-type="float">
            <text:p>0.2</text:p>
          </table:table-cell>
          <table:table-cell table:formula="of:=[.B9]*0.02" office:value-type="float" office:value="0.004" calcext:value-type="float">
            <text:p>0.004</text:p>
          </table:table-cell>
          <table:table-cell office:value-type="string" calcext:value-type="string">
            <text:p>V</text:p>
          </table:table-cell>
          <table:table-cell table:formula="of:=[.$A$27]*[.C9]/([.$B$21]*[.$A$32])" office:value-type="float" office:value="1.17893943127962" calcext:value-type="float">
            <text:p>1.1789394313</text:p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Bremanescente(mV)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formula="of:=[.$B$22]*[.$B$23]*[.B10]/([.$A$29]*[.$B$32])" office:value-type="float" office:value="1.44670146071929" calcext:value-type="float">
            <text:p>1.4467014607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+Bremanescente(m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11]/([.$A$29]*[.$B$32])" office:value-type="float" office:value="0.0413343274491224" calcext:value-type="float">
            <text:p>0.041334327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Bremanescente<text:span text:style-name="T1">(</text:span>mV<text:span text:style-name="T1">)</text:span></text:p>
          </table:table-cell>
          <table:table-cell office:value-type="float" office:value="-0.64" calcext:value-type="float">
            <text:p>-0.64</text:p>
          </table:table-cell>
          <table:table-cell table:number-columns-repeated="3"/>
          <table:table-cell table:formula="of:=[.$B$22]*[.$B$23]*[.B12]/([.$A$29]*[.$B$32])" office:value-type="float" office:value="-1.32269847837192" calcext:value-type="float">
            <text:p>-1.322698478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-Bremanescente(m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13]/([.$A$29]*[.$B$32])" office:value-type="float" office:value="0.0413343274491224" calcext:value-type="float">
            <text:p>0.041334327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lta_Hcoercivos(ms)</text:p>
          </table:table-cell>
          <table:table-cell office:value-type="float" office:value="44.6" calcext:value-type="float">
            <text:p>44.6</text:p>
          </table:table-cell>
          <table:table-cell table:formula="of:=[.B15]*0.02" office:value-type="float" office:value="0.892" calcext:value-type="float">
            <text:p>0.892</text:p>
          </table:table-cell>
          <table:table-cell office:value-type="string" calcext:value-type="string">
            <text:p>V</text:p>
          </table:table-cell>
          <table:table-cell table:formula="of:=[.$A$27]*[.C15]/([.$B$21]*[.$A$32])" office:value-type="float" office:value="262.903493175355" calcext:value-type="float">
            <text:p>262.9034931754</text:p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_Bremanescentes(V)</text:p>
          </table:table-cell>
          <table:table-cell office:value-type="float" office:value="1.34" calcext:value-type="float">
            <text:p>1.34</text:p>
          </table:table-cell>
          <table:table-cell table:number-columns-repeated="3"/>
          <table:table-cell table:formula="of:=[.$B$22]*[.$B$23]*[.B16]/([.$A$29]*[.$B$32])" office:value-type="float" office:value="2.7693999390912" calcext:value-type="float">
            <text:p>2.769399939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_Delta_Bremanescentes(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17]/([.$A$29]*[.$B$32])" office:value-type="float" office:value="0.0413343274491224" calcext:value-type="float">
            <text:p>0.041334327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_Bsaturacao(V)</text:p>
          </table:table-cell>
          <table:table-cell office:value-type="float" office:value="2.86" calcext:value-type="float">
            <text:p>2.86</text:p>
          </table:table-cell>
          <table:table-cell table:number-columns-repeated="3"/>
          <table:table-cell table:formula="of:=[.$B$22]*[.$B$23]*[.B18]/([.$A$29]*[.$B$32])" office:value-type="float" office:value="5.91080882522451" calcext:value-type="float">
            <text:p>5.910808825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_Delta_Bsaturacao(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19]/([.$A$29]*[.$B$32])" office:value-type="float" office:value="0.0413343274491224" calcext:value-type="float">
            <text:p>0.041334327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(ohm)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(Ohm)</text:p>
          </table:table-cell>
          <table:table-cell office:value-type="float" office:value="100000" calcext:value-type="float">
            <text:p>1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(F)</text:p>
          </table:table-cell>
          <table:table-cell table:style-name="ce2" office:value-type="float" office:value="0.000001" calcext:value-type="float">
            <text:p>1.00E-006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Espiras primário</text:p>
          </table:table-cell>
          <table:table-cell office:value-type="string" calcext:value-type="string">
            <text:p>e_espiras primario</text:p>
          </table:table-cell>
          <table:table-cell table:number-columns-repeated="8"/>
        </table:table-row>
        <table:table-row table:style-name="ro1">
          <table:table-cell office:value-type="float" office:value="621.89055" calcext:value-type="float">
            <text:p>621.89055</text:p>
          </table:table-cell>
          <table:table-cell office:value-type="float" office:value="0.00622" calcext:value-type="float">
            <text:p>0.00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ras secundário</text:p>
          </table:table-cell>
          <table:table-cell office:value-type="string" calcext:value-type="string">
            <text:p>e_espiras sec</text:p>
          </table:table-cell>
          <table:table-cell table:number-columns-repeated="8"/>
        </table:table-row>
        <table:table-row table:style-name="ro1">
          <table:table-cell office:value-type="float" office:value="72.05649" calcext:value-type="float">
            <text:p>72.05649</text:p>
          </table:table-cell>
          <table:table-cell office:value-type="float" office:value="0.00721" calcext:value-type="float">
            <text:p>0.0072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formula="of:=0.01*(2*8.7+10.5-4*1.7)" office:value-type="float" office:value="0.211" calcext:value-type="float">
            <text:p>0.211</text:p>
          </table:table-cell>
          <table:table-cell table:formula="of:=0.017*0.0395" office:value-type="float" office:value="0.0006715" calcext:value-type="float">
            <text:p>0.0006715</text:p>
          </table:table-cell>
          <table:table-cell table:number-columns-repeated="8"/>
        </table:table-row>
      </table:table>
      <table:table table:name="Dimensoes do transformador" table:style-name="ta1"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ltura(cm)</text:p>
          </table:table-cell>
          <table:table-cell office:value-type="string" calcext:value-type="string">
            <text:p>Comprimento(cm)</text:p>
          </table:table-cell>
          <table:table-cell office:value-type="string" calcext:value-type="string">
            <text:p>Largura(cm)</text:p>
          </table:table-cell>
          <table:table-cell office:value-type="string" calcext:value-type="string">
            <text:p>Seccao recta(cm)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8.7" calcext:value-type="float">
            <text:p>8.7</text:p>
          </table:table-cell>
          <table:table-cell office:value-type="float" office:value="3.95" calcext:value-type="float">
            <text:p>3.95</text:p>
          </table:table-cell>
          <table:table-cell office:value-type="float" office:value="1.7" calcext:value-type="float">
            <text:p>1.7</text:p>
          </table:table-cell>
        </table:table-row>
      </table:table>
      <table:table table:name="Pergunta 3" table:style-name="ta1">
        <table:table-column table:style-name="co9" table:default-cell-style-name="Default"/>
        <table:table-column table:style-name="co22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A)</text:p>
          </table:table-cell>
          <table:table-cell office:value-type="string" calcext:value-type="string">
            <text:p>U_primario(V)</text:p>
          </table:table-cell>
          <table:table-cell office:value-type="float" office:value="219.8" calcext:value-type="float">
            <text:p>219.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_U_primario(V)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_secundario(V)</text:p>
          </table:table-cell>
          <table:table-cell office:value-type="float" office:value="25.79" calcext:value-type="float">
            <text:p>25.7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_U_secundario(V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218.139" calcext:value-type="float">
            <text:p>218.139</text:p>
          </table:table-cell>
          <table:table-cell office:value-type="float" office:value="0.84" calcext:value-type="float">
            <text:p>0.84</text:p>
          </table:table-cell>
          <table:table-cell office:value-type="float" office:value="54.55476" calcext:value-type="float">
            <text:p>54.55476</text:p>
          </table:table-cell>
          <table:table-cell office:value-type="float" office:value="-5.6099" calcext:value-type="float">
            <text:p>-5.6099</text:p>
          </table:table-cell>
          <table:table-cell office:value-type="float" office:value="2.989" calcext:value-type="float">
            <text:p>2.98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25.705" calcext:value-type="float">
            <text:p>25.705</text:p>
          </table:table-cell>
          <table:table-cell office:value-type="float" office:value="0.857" calcext:value-type="float">
            <text:p>0.857</text:p>
          </table:table-cell>
          <table:table-cell office:value-type="float" office:value="-6.4749" calcext:value-type="float">
            <text:p>-6.4749</text:p>
          </table:table-cell>
          <table:table-cell table:formula="of:=-5.867*10^-2" office:value-type="float" office:value="-0.05867" calcext:value-type="float">
            <text:p>-0.05867</text:p>
          </table:table-cell>
          <table:table-cell table:formula="of:=2.48*10^-2" office:value-type="float" office:value="0.0248" calcext:value-type="float">
            <text:p>0.0248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219.047" calcext:value-type="float">
            <text:p>219.047</text:p>
          </table:table-cell>
          <table:table-cell office:value-type="float" office:value="7.2017" calcext:value-type="float">
            <text:p>7.2017</text:p>
          </table:table-cell>
          <table:table-cell office:value-type="float" office:value="52.0471" calcext:value-type="float">
            <text:p>52.0471</text:p>
          </table:table-cell>
          <table:table-cell office:value-type="float" office:value="-4.15" calcext:value-type="float">
            <text:p>-4.15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28.983" calcext:value-type="float">
            <text:p>28.983</text:p>
          </table:table-cell>
          <table:table-cell office:value-type="float" office:value="7.069" calcext:value-type="float">
            <text:p>7.069</text:p>
          </table:table-cell>
          <table:table-cell office:value-type="float" office:value="110.506" calcext:value-type="float">
            <text:p>110.506</text:p>
          </table:table-cell>
          <table:table-cell table:formula="of:=-2.5*10^-2" office:value-type="float" office:value="-0.025" calcext:value-type="float">
            <text:p>-0.025</text:p>
          </table:table-cell>
          <table:table-cell office:value-type="float" office:value="0.236" calcext:value-type="float">
            <text:p>0.236</text:p>
          </table:table-cell>
        </table:table-row>
      </table:table>
      <table:table table:name="Pergunta 4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2ef(mA)</text:p>
          </table:table-cell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33.403" calcext:value-type="float">
            <text:p>33.403</text:p>
          </table:table-cell>
          <table:table-cell office:value-type="float" office:value="0.83708" calcext:value-type="float">
            <text:p>0.83708</text:p>
          </table:table-cell>
          <table:table-cell office:value-type="float" office:value="21.176" calcext:value-type="float">
            <text:p>21.176</text:p>
          </table:table-cell>
          <table:table-cell office:value-type="float" office:value="-0.24" calcext:value-type="float">
            <text:p>-0.24</text:p>
          </table:table-cell>
          <table:table-cell table:formula="of:=2.39*10^-2" office:value-type="float" office:value="0.0239" calcext:value-type="float">
            <text:p>0.0239</text:p>
          </table:table-cell>
        </table:table-row>
      </table:table>
      <table:table table:name="Cálculo 3" table:style-name="ta1">
        <table:table-column table:style-name="co9" table:number-columns-repeated="12" table:default-cell-style-name="Default"/>
        <table:table-row table:style-name="ro1">
          <table:table-cell office:value-type="string" calcext:value-type="string">
            <text:p>A)</text:p>
          </table:table-cell>
          <table:table-cell table:number-columns-repeated="4"/>
          <table:table-cell office:value-type="string" calcext:value-type="string">
            <text:p>B)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1ef(A)</text:p>
          </table:table-cell>
          <table:table-cell table:formula="of:=['Pergunta 3'.B10]/10" office:value-type="float" office:value="0.084" calcext:value-type="float">
            <text:p>0.084</text:p>
          </table:table-cell>
          <table:table-cell table:number-columns-repeated="3"/>
          <table:table-cell office:value-type="string" calcext:value-type="string">
            <text:p>I2ef(A)</text:p>
          </table:table-cell>
          <table:table-cell table:formula="of:=['Pergunta 3'.B24]/10" office:value-type="float" office:value="0.72017" calcext:value-type="float">
            <text:p>0.72017</text:p>
          </table:table-cell>
          <table:table-cell table:number-columns-repeated="3"/>
          <table:table-cell office:value-type="string" calcext:value-type="string">
            <text:p>I1ef(A)</text:p>
          </table:table-cell>
          <table:table-cell table:formula="of:=['Pergunta 4'.B4]" office:value-type="float" office:value="0.83708" calcext:value-type="float">
            <text:p>0.83708</text:p>
          </table:table-cell>
        </table:table-row>
        <table:table-row table:style-name="ro1">
          <table:table-cell office:value-type="string" calcext:value-type="string">
            <text:p>P12(VA)</text:p>
          </table:table-cell>
          <table:table-cell table:formula="of:=ABS(['Pergunta 3'.C15]/10)" office:value-type="float" office:value="0.64749" calcext:value-type="float">
            <text:p>0.64749</text:p>
          </table:table-cell>
          <table:table-cell table:number-columns-repeated="3"/>
          <table:table-cell office:value-type="string" calcext:value-type="string">
            <text:p>P21(VA)</text:p>
          </table:table-cell>
          <table:table-cell table:formula="of:=['Pergunta 3'.C24]/10" office:value-type="float" office:value="5.20471" calcext:value-type="float">
            <text:p>5.20471</text:p>
          </table:table-cell>
          <table:table-cell table:number-columns-repeated="3"/>
          <table:table-cell office:value-type="string" calcext:value-type="string">
            <text:p>U1ef(V)</text:p>
          </table:table-cell>
          <table:table-cell table:formula="of:=SQRT(['Pergunta 4'.A4]^2+['Pergunta 4'.B4]^2-2*['Pergunta 4'.C4])" office:value-type="float" office:value="32.7736038898135" calcext:value-type="float">
            <text:p>32.7736038898</text:p>
          </table:table-cell>
        </table:table-row>
        <table:table-row table:style-name="ro1">
          <table:table-cell office:value-type="string" calcext:value-type="string">
            <text:p>P10(VA)</text:p>
          </table:table-cell>
          <table:table-cell table:formula="of:=['Pergunta 3'.C10]/10" office:value-type="float" office:value="5.455476" calcext:value-type="float">
            <text:p>5.455476</text:p>
          </table:table-cell>
          <table:table-cell table:number-columns-repeated="3"/>
          <table:table-cell office:value-type="string" calcext:value-type="string">
            <text:p>P2(VA)</text:p>
          </table:table-cell>
          <table:table-cell table:formula="of:=['Pergunta 3'.C29]/10" office:value-type="float" office:value="11.0506" calcext:value-type="float">
            <text:p>11.0506</text:p>
          </table:table-cell>
          <table:table-cell table:number-columns-repeated="3"/>
          <table:table-cell office:value-type="string" calcext:value-type="string">
            <text:p>P10(VA)</text:p>
          </table:table-cell>
          <table:table-cell table:formula="of:=['Pergunta 4'.C4]-['Pergunta 4'.B4]" office:value-type="float" office:value="20.33892" calcext:value-type="float">
            <text:p>20.33892</text:p>
          </table:table-cell>
        </table:table-row>
        <table:table-row table:style-name="ro1">
          <table:table-cell office:value-type="string" calcext:value-type="string">
            <text:p>n2/n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FeA(Ohm)</text:p>
          </table:table-cell>
          <table:table-cell table:formula="of:=[.B4]/([.B6]*[.B3]^2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rFeB(Ohm)</text:p>
          </table:table-cell>
          <table:table-cell table:formula="of:=[.G4]/([.G3]^2*[.B6]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r1+r2' (Ohm)</text:p>
          </table:table-cell>
          <table:table-cell table:formula="of:=[.L5]/[.L3]^2" office:value-type="float" office:value="29.0264522006426" calcext:value-type="float">
            <text:p>29.0264522006</text:p>
          </table:table-cell>
        </table:table-row>
        <table:table-row table:style-name="ro1">
          <table:table-cell office:value-type="string" calcext:value-type="string">
            <text:p>r1(ohm)</text:p>
          </table:table-cell>
          <table:table-cell table:formula="of:=[.B5]/[.B3]^2 - [.B7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r2'(Ohm)</text:p>
          </table:table-cell>
          <table:table-cell table:formula="of:=[.G5]/([.G3]^2*[.B6]^2)-[.G7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h11+h22'</text:p>
          </table:table-cell>
          <table:table-cell table:formula="of:=SQRT((([.L4]/[.L3])^2-[.L7]^2)/(2*PI()*50)^2)" office:value-type="float" office:value="0.0836354213793834" calcext:value-type="float">
            <text:p>0.0836354214</text:p>
          </table:table-cell>
        </table:table-row>
        <table:table-row table:style-name="ro1">
          <table:table-cell office:value-type="string" calcext:value-type="string">
            <text:p>sin(phiFe)A</text:p>
          </table:table-cell>
          <table:table-cell table:formula="of:=[.B4]/(['Pergunta 3'.A15]*[.B3])" office:value-type="float" office:value="0.299872176063579" calcext:value-type="float">
            <text:p>0.2998721761</text:p>
          </table:table-cell>
          <table:table-cell table:number-columns-repeated="3"/>
          <table:table-cell office:value-type="string" calcext:value-type="string">
            <text:p>sin(phiFe)B</text:p>
          </table:table-cell>
          <table:table-cell table:formula="of:=[.G7]/(2*PI()*50g12)" office:value-type="string" office:string-value="" calcext:value-type="error">
            <text:p>#NAME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iFe(º)</text:p>
          </table:table-cell>
          <table:table-cell office:value-type="float" office:value="17.4499" calcext:value-type="float">
            <text:p>17.44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s(phiFe)</text:p>
          </table:table-cell>
          <table:table-cell office:value-type="float" office:value="0.95398" calcext:value-type="float">
            <text:p>0.953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11A</text:p>
          </table:table-cell>
          <table:table-cell table:formula="of:=['Pergunta 3'.A15]/[.B3]*1/[.B6]*1/(2*PI()*50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l11B</text:p>
          </table:table-cell>
          <table:table-cell table:formula="of:=['Pergunta 3'.A24]/([.B6]*[.G3]*2*PI()*50)" office:value-type="string" office:string-value="" calcext:value-type="error">
            <text:p>#DIV/0!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1P0"/>
    </number:currency-style>
    <number:number-style style:name="N112">
      <number:number number:decimal-places="9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11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/00/0000</text:date>, <text:time style:data-style-name="N2" text:time-value="20:38:36.8274904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4:26:11.262000000</meta:creation-date>
    <dc:date>2014-10-19T01:44:36.442667595</dc:date>
    <meta:editing-duration>PT2H2M34S</meta:editing-duration>
    <meta:editing-cycles>19</meta:editing-cycles>
    <meta:generator>LibreOffice/4.2.6.3$Linux_X86_64 LibreOffice_project/420$Build-3</meta:generator>
    <dc:creator>Samuel Balula</dc:creator>
    <meta:document-statistic meta:table-count="6" meta:cell-count="338" meta:object-count="0"/>
  </office:meta>
</office:document-meta>
</file>